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/>
      <style:text-properties fo:color="#4f81bd" style:font-name="Cambria" fo:font-size="13pt" fo:font-weight="bold" style:font-name-asian="Cambria1" style:font-size-asian="13pt" style:font-weight-asian="bold" style:font-name-complex="Cambria1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03d931"/>
    </style:style>
    <style:style style:name="P6" style:family="paragraph" style:parent-style-name="Standard">
      <style:paragraph-properties fo:margin-top="0in" fo:margin-bottom="0in" loext:contextual-spacing="false"/>
      <style:text-properties officeooo:rsid="0005820e" officeooo:paragraph-rsid="0005820e"/>
    </style:style>
    <style:style style:name="P7" style:family="paragraph" style:parent-style-name="Standard">
      <style:paragraph-properties fo:margin-top="0in" fo:margin-bottom="0in" loext:contextual-spacing="false"/>
      <style:text-properties officeooo:rsid="0005820e" officeooo:paragraph-rsid="0006c493"/>
    </style:style>
    <style:style style:name="P8" style:family="paragraph" style:parent-style-name="Standard">
      <style:paragraph-properties fo:margin-top="0in" fo:margin-bottom="0in" loext:contextual-spacing="false"/>
      <style:text-properties officeooo:rsid="0006c493" officeooo:paragraph-rsid="0006c493"/>
    </style:style>
    <style:style style:name="P9" style:family="paragraph" style:parent-style-name="Standard">
      <style:paragraph-properties fo:margin-top="0in" fo:margin-bottom="0in" loext:contextual-spacing="false"/>
      <style:text-properties officeooo:rsid="0007d8f9" officeooo:paragraph-rsid="0007d8f9"/>
    </style:style>
    <style:style style:name="P10" style:family="paragraph" style:parent-style-name="Standard">
      <style:paragraph-properties fo:margin-top="0in" fo:margin-bottom="0in" loext:contextual-spacing="false"/>
      <style:text-properties officeooo:rsid="0007e236" officeooo:paragraph-rsid="0007e236"/>
    </style:style>
    <style:style style:name="P11" style:family="paragraph" style:parent-style-name="Standard">
      <style:paragraph-properties fo:margin-top="0in" fo:margin-bottom="0in" loext:contextual-spacing="false"/>
      <style:text-properties officeooo:paragraph-rsid="0008e2d2"/>
    </style:style>
    <style:style style:name="P12" style:family="paragraph" style:parent-style-name="Standard" style:master-page-name="Standard">
      <style:paragraph-properties fo:margin-top="0in" fo:margin-bottom="0in" loext:contextual-spacing="false" style:page-number="1"/>
      <style:text-properties officeooo:paragraph-rsid="0008e2d2"/>
    </style:style>
    <style:style style:name="P13" style:family="paragraph" style:parent-style-name="Title">
      <style:paragraph-properties fo:margin-top="0in" fo:margin-bottom="0in" loext:contextual-spacing="false" fo:text-align="center" style:justify-single-word="false"/>
      <style:text-properties officeooo:rsid="00001599" officeooo:paragraph-rsid="0000159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8e2d2" style:font-weight-asian="bold"/>
    </style:style>
    <style:style style:name="T3" style:family="text">
      <style:text-properties fo:color="#0563c1" style:text-underline-style="solid" style:text-underline-width="auto" style:text-underline-color="font-color"/>
    </style:style>
    <style:style style:name="T4" style:family="text">
      <style:text-properties fo:color="#4f81bd" style:font-name="Cambria" fo:font-size="13pt" fo:font-weight="bold" style:font-name-asian="Cambria1" style:font-size-asian="13pt" style:font-weight-asian="bold" style:font-name-complex="Cambria1" style:font-size-complex="13pt"/>
    </style:style>
    <style:style style:name="T5" style:family="text">
      <style:text-properties fo:font-size="11.5pt" style:font-size-asian="11.5pt" style:font-size-complex="11.5pt"/>
    </style:style>
    <style:style style:name="T6" style:family="text">
      <style:text-properties fo:font-size="11.5pt" fo:font-weight="normal" officeooo:rsid="00001599" style:font-size-asian="11.5pt" style:font-weight-asian="normal" style:font-size-complex="11.5pt" style:font-weight-complex="normal"/>
    </style:style>
    <style:style style:name="T7" style:family="text">
      <style:text-properties fo:font-size="11.5pt" fo:font-weight="normal" officeooo:rsid="0001ba9e" style:font-size-asian="11.5pt" style:font-weight-asian="normal" style:font-size-complex="11.5pt" style:font-weight-complex="normal"/>
    </style:style>
    <style:style style:name="T8" style:family="text">
      <style:text-properties officeooo:rsid="0001ba9e"/>
    </style:style>
    <style:style style:name="T9" style:family="text">
      <style:text-properties officeooo:rsid="00024cd5"/>
    </style:style>
    <style:style style:name="T10" style:family="text">
      <style:text-properties officeooo:rsid="0003d931"/>
    </style:style>
    <style:style style:name="T11" style:family="text">
      <style:text-properties officeooo:rsid="0005820e"/>
    </style:style>
    <style:style style:name="T12" style:family="text">
      <style:text-properties officeooo:rsid="0006c493"/>
    </style:style>
    <style:style style:name="T13" style:family="text">
      <style:text-properties officeooo:rsid="0007e236"/>
    </style:style>
    <style:style style:name="T14" style:family="text">
      <style:text-properties officeooo:rsid="0008e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Имена: </text:span><text:span text:style-name="T14">Калоян Кръстев</text:span><text:tab/></text:p>
      <text:p text:style-name="P1"><text:bookmark text:name="_gjdgxs"/><text:span text:style-name="T1">Дата: 201</text:span><text:span text:style-name="T2">7</text:span><text:span text:style-name="T1">-0</text:span><text:span text:style-name="T2">7</text:span><text:span text:style-name="T1">-</text:span><text:span text:style-name="T2">02</text:span><text:span text:style-name="T1"> <text:tab/><text:tab/><text:tab/> <text:s text:c="10"/>Предмет: </text:span><text:span text:style-name="T2">Web п</text:span><text:span text:style-name="T1">рограмиране с Java, част </text:span><text:span text:style-name="T2">3</text:span></text:p>
      <text:p text:style-name="P11"><text:span text:style-name="T1">имейл: </text:span><text:span text:style-name="T2">kaloyanmk@gmail.com</text:span><text:span text:style-name="T1"><text:tab/> <text:s text:c="10"/>GitHub: </text:span><text:span text:style-name="T2">https://github.com/koksyncho/Aquarium</text:span></text:p>
      <text:p text:style-name="P2"><text:bookmark text:name="30j0zll"/></text:p>
      <text:p text:style-name="P13">Аквариум</text:p>
      <text:p text:style-name="P1"/>
      <text:p text:style-name="P1"><text:span text:style-name="T4">1. Условие</text:span></text:p>
      <text:p text:style-name="P3"><text:span text:style-name="T5">Показва се </text:span><text:span text:style-name="T6">екранът </text:span><text:span text:style-name="T7">със аквариума и бутони за възможни действия</text:span><text:span text:style-name="T6">, при което потребителя избира кой бутон да натисне, за да промени </text:span><text:span text:style-name="T7">извърши определенени действия.</text:span></text:p>
      <text:p text:style-name="P1"/>
      <text:p text:style-name="P1"><text:span text:style-name="T4">2. Въведение</text:span></text:p>
      <text:p text:style-name="P1">Приложението е реализирано <text:span text:style-name="T8">с JSP, HTML и JavaScript</text:span>.</text:p>
      <text:p text:style-name="P1"/>
      <text:p text:style-name="P1"><text:span text:style-name="T4">3. Теория</text:span></text:p>
      <text:p text:style-name="P1">Визуалните елементи, както и самият алгоритъм работещ под Java са реализирани с помощта на софтуера Eclipse – многоезична среда за разработване на софтуер, която включва интегрирана среда за разработка (IDE) и плъгин система. <text:span text:style-name="T9">Използвани са също и библиотеката p5.js, която отговаря за рибките и останалите неща от аквариума.</text:span></text:p>
      <text:p text:style-name="P1"/>
      <text:p text:style-name="P1"><text:span text:style-name="T4">4. Използвани технологии</text:span></text:p>
      <text:p text:style-name="P1">В текущата програма алгоритъмът най-напред проверява дали въведените стойности са реални, тоест дали са по-големи или различни от нула, ако е така след въвеждане на съответните данни се прави изчисление, което показва разходът на даденото пътуване или се извежда съобщение за грешка, ако данните не са верни.</text:p>
      <text:p text:style-name="P1"/>
      <text:p text:style-name="P1"><text:span text:style-name="T4">5. Инсталация и настройки</text:span></text:p>
      <text:p text:style-name="P1">Трябва да имате инсталирана Java на компютъра си, която може да изтеглите от тук: <text:a xlink:type="simple" xlink:href="https://java.com/en/download/" text:style-name="Internet_20_link" text:visited-style-name="Visited_20_Internet_20_Link"><text:span text:style-name="T3">https://java.com/en/download/</text:span></text:a> , след което <text:span text:style-name="T9">трябва да отворите папката на проекта в Eclipse и да отворите aquariumSimulation.html чрез сървъра</text:span>.</text:p>
      <text:p text:style-name="P1"/>
      <text:p text:style-name="P1"><text:span text:style-name="T4">6. Кратко ръководство на потребителя</text:span></text:p>
      <text:p text:style-name="P1">Стартирайте програмата, вижте визуалния интерфейс, който ще се появи на екрана.</text:p>
      <text:p text:style-name="P1">От него може да изберете <text:span text:style-name="T11">да натиснете някой от бутоните</text:span>.</text:p>
      <text:p text:style-name="P1"/>
      <text:p text:style-name="P4"/>
      <text:p text:style-name="P1"><text:span text:style-name="T4">7. Примерни данни</text:span></text:p>
      <text:p text:style-name="P6">Няма, потребителят решава кои бутони да натисне и кои не.</text:p>
      <text:p text:style-name="P1"/>
      <text:p text:style-name="P1"/>
      <text:p text:style-name="P1"/>
      <text:p text:style-name="P1"/>
      <text:p text:style-name="P1"><text:soft-page-break/><text:span text:style-name="T4">8. Описание на програмния код</text:span></text:p>
      <text:p text:style-name="P1">Някои от по-важните <text:span text:style-name="T13">методи</text:span> в програмата са:</text:p>
      <text:p text:style-name="P1"/>
      <text:p text:style-name="P7">Fish, Population <text:span text:style-name="T12">–</text:span> <text:span text:style-name="T13">методи </text:span>конструктори, отговарящи за поведението на рибите поотделно и на цялата популация</text:p>
      <text:p text:style-name="P1"/>
      <text:p text:style-name="P8">generateTerrain – отговаря за създаването на терена (почва, растения и камъка)</text:p>
      <text:p text:style-name="P1"/>
      <text:p text:style-name="P9">DNA – отговаря за промяната в поведението на рибите от ден на ден</text:p>
      <text:p text:style-name="P10"/>
      <text:p text:style-name="P1"><text:span text:style-name="T4">9. Приноси на курсиста, ограничения и възможности за бъдещо разширение</text:span></text:p>
      <text:p text:style-name="P1"/>
      <text:p text:style-name="P1">Програмата е проста и лесна за употреба, би била <text:span text:style-name="T14">полезна на човек, който иска да се разсее или на такъв, който иска да има аквариум, но няма пари, място, риби или аквариум</text:span>.</text:p>
      <text:p text:style-name="P1"><text:span text:style-name="T4"/></text:p>
      <text:p text:style-name="P1"><text:span text:style-name="T4">10. Използвани източници</text:span></text:p>
      <text:p text:style-name="P1"/>
      <text:p text:style-name="P5">- <text:span text:style-name="T10">https://coolors.co/</text:span> </text:p>
      <text:p text:style-name="P5">- <text:span text:style-name="T10">https://www.youtube.com/watch?v=bGz7mv2vD6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6pt" fo:font-style="normal" style:text-underline-style="none" fo:font-weight="normal" style:font-name-asian="Trebuchet MS1" style:font-family-asian="'Trebuchet MS'" style:font-family-generic-asian="system" style:font-pitch-asian="variable" style:font-size-asian="16pt" style:font-style-asian="normal" style:font-weight-asian="normal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3pt" fo:font-style="normal" style:text-underline-style="none" fo:font-weight="bold" style:font-name-asian="Trebuchet MS1" style:font-family-asian="'Trebuchet MS'" style:font-family-generic-asian="system" style:font-pitch-asian="variable" style:font-size-asian="13pt" style:font-style-asian="normal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11in" fo:margin-bottom="0in" loext:contextual-spacing="false" fo:line-height="115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2pt" fo:font-style="normal" style:text-underline-style="none" fo:font-weight="bold" style:font-name-asian="Trebuchet MS1" style:font-family-asian="'Trebuchet MS'" style:font-family-generic-asian="system" style:font-pitch-asian="variable" style:font-size-asian="12pt" style:font-style-asian="normal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11in" fo:margin-bottom="0in" loext:contextual-spacing="false" fo:line-height="115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solid" style:text-underline-width="auto" style:text-underline-color="font-color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11in" fo:margin-bottom="0in" loext:contextual-spacing="false" fo:line-height="115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11in" fo:margin-bottom="0in" loext:contextual-spacing="false" fo:line-height="115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italic" style:text-underline-style="none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15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21pt" fo:font-style="normal" style:text-underline-style="none" fo:font-weight="normal" style:font-name-asian="Trebuchet MS1" style:font-family-asian="'Trebuchet MS'" style:font-family-generic-asian="system" style:font-pitch-asian="variable" style:font-size-asian="21pt" style:font-style-asian="normal" style:font-weight-asian="normal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139in" loext:contextual-spacing="false" fo:line-height="115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3pt" fo:font-style="italic" style:text-underline-style="none" fo:font-weight="normal" style:font-name-asian="Trebuchet MS1" style:font-family-asian="'Trebuchet MS'" style:font-family-generic-asian="system" style:font-pitch-asian="variable" style:font-size-asian="13pt" style:font-style-asian="italic" style:font-weight-asian="normal" style:font-name-complex="Trebuchet MS1" style:font-family-complex="'Trebuchet MS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11:21:55.619127558</dc:date>
    <meta:editing-duration>PT48M57S</meta:editing-duration>
    <meta:editing-cycles>9</meta:editing-cycles>
    <meta:generator>LibreOffice/5.1.6.2$Linux_x86 LibreOffice_project/10m0$Build-2</meta:generator>
    <meta:document-statistic meta:table-count="0" meta:image-count="0" meta:object-count="0" meta:page-count="2" meta:paragraph-count="29" meta:word-count="324" meta:character-count="2231" meta:non-whitespace-character-count="1905"/>
  </office:meta>
</office:document-meta>
</file>